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5.686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subtitle">
      <style:graphic-properties draw:fill-color="#ffffff" draw:auto-grow-height="true" fo:min-height="1.2cm"/>
    </style:style>
    <style:style style:name="pr5" style:family="presentation" style:parent-style-name="Standard-subtitle">
      <style:graphic-properties draw:stroke="none" draw:fill="none" fo:min-height="2.534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text-properties fo:font-size="16pt" style:font-size-asian="16pt" style:font-size-complex="16pt"/>
    </style:style>
    <style:style style:name="T1" style:family="text">
      <style:text-properties fo:color="#009933"/>
    </style:style>
    <style:style style:name="T2" style:family="text">
      <style:text-properties fo:font-size="32pt"/>
    </style:style>
    <style:style style:name="T3" style:family="text">
      <style:text-properties fo:color="#009933" fo:font-size="32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color="#000000"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User Story 1</text:p>
          </draw:text-box>
        </draw:frame>
        <draw:frame presentation:style-name="pr2" draw:layer="layout" svg:width="25.199cm" svg:height="5.686cm" svg:x="1.4cm" svg:y="4cm" presentation:class="subtitle" presentation:user-transformed="true">
          <draw:text-box>
            <text:p>Ein <text:span text:style-name="T1">Besucher</text:span> soll sich <text:span text:style-name="T1">registrieren</text:span> können.</text:p>
          </draw:text-box>
        </draw:frame>
        <draw:frame presentation:style-name="pr1" draw:layer="layout" svg:width="25.199cm" svg:height="3.506cm" svg:x="1.601cm" svg:y="9.294cm" presentation:class="title" presentation:user-transformed="true">
          <draw:text-box>
            <text:p>User Story 2</text:p>
          </draw:text-box>
        </draw:frame>
        <draw:frame presentation:style-name="pr2" draw:layer="layout" svg:width="25.199cm" svg:height="5.686cm" svg:x="1.401cm" svg:y="12.914cm">
          <draw:text-box>
            <text:p>Ein <text:span text:style-name="T1">registrierter Benutzer</text:span> kann sich <text:span text:style-name="T1">anmelden/abmelden</text:span>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User Story 3</text:p>
          </draw:text-box>
        </draw:frame>
        <draw:frame presentation:style-name="pr2" draw:text-style-name="P1" draw:layer="layout" svg:width="25.199cm" svg:height="5.686cm" svg:x="1.4cm" svg:y="4cm" presentation:class="subtitle" presentation:user-transformed="true">
          <draw:text-box>
            <text:p><text:span text:style-name="T2">Ein </text:span><text:span text:style-name="T3">Benutzer</text:span><text:span text:style-name="T2"> kann </text:span><text:span text:style-name="T3">Kategorien</text:span><text:span text:style-name="T2"> </text:span><text:span text:style-name="T3">erstellen</text:span><text:span text:style-name="T2">.</text:span></text:p>
          </draw:text-box>
        </draw:frame>
        <draw:frame presentation:style-name="pr1" draw:layer="layout" svg:width="25.199cm" svg:height="3.506cm" svg:x="1.601cm" svg:y="9.294cm" presentation:class="title" presentation:user-transformed="true">
          <draw:text-box>
            <text:p>User Story 4</text:p>
          </draw:text-box>
        </draw:frame>
        <draw:frame presentation:style-name="pr2" draw:text-style-name="P1" draw:layer="layout" svg:width="25.199cm" svg:height="5.686cm" svg:x="1.401cm" svg:y="12.914cm">
          <draw:text-box>
            <text:p><text:span text:style-name="T2">Ein </text:span><text:span text:style-name="T3">Benutzer</text:span><text:span text:style-name="T2"> kann erstellte </text:span><text:span text:style-name="T3">Kategorien einsehen, bearbeiten und löschen</text:span><text:span text:style-name="T2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User Story 5</text:p>
          </draw:text-box>
        </draw:frame>
        <draw:frame presentation:style-name="pr2" draw:text-style-name="P1" draw:layer="layout" svg:width="25.199cm" svg:height="5.686cm" svg:x="1.4cm" svg:y="4cm" presentation:class="subtitle" presentation:user-transformed="true">
          <draw:text-box>
            <text:p><text:span text:style-name="T2">Ein </text:span><text:span text:style-name="T3">Benutzer</text:span><text:span text:style-name="T2"> kann </text:span><text:span text:style-name="T3">Fragen</text:span><text:span text:style-name="T2"> </text:span><text:span text:style-name="T3">erstellen</text:span><text:span text:style-name="T2">.</text:span></text:p>
          </draw:text-box>
        </draw:frame>
        <draw:frame presentation:style-name="pr1" draw:layer="layout" svg:width="25.199cm" svg:height="3.506cm" svg:x="1.601cm" svg:y="9.294cm" presentation:class="title" presentation:user-transformed="true">
          <draw:text-box>
            <text:p>User Story 6</text:p>
          </draw:text-box>
        </draw:frame>
        <draw:frame presentation:style-name="pr2" draw:text-style-name="P1" draw:layer="layout" svg:width="25.199cm" svg:height="5.686cm" svg:x="1.401cm" svg:y="12.914cm">
          <draw:text-box>
            <text:p><text:span text:style-name="T2">Ein </text:span><text:span text:style-name="T3">Benutzer</text:span><text:span text:style-name="T2"> kann erstellte </text:span><text:span text:style-name="T3">Fragen einsehen, bearbeiten und löschen</text:span><text:span text:style-name="T2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User Story 7</text:p>
          </draw:text-box>
        </draw:frame>
        <draw:frame presentation:style-name="pr2" draw:text-style-name="P1" draw:layer="layout" svg:width="25.199cm" svg:height="5.686cm" svg:x="1.4cm" svg:y="4cm" presentation:class="subtitle" presentation:user-transformed="true">
          <draw:text-box>
            <text:p><text:span text:style-name="T2">Ein </text:span><text:span text:style-name="T3">Benutzer</text:span><text:span text:style-name="T2"> kann </text:span><text:span text:style-name="T3">Antworten*</text:span><text:span text:style-name="T2"> </text:span><text:span text:style-name="T3">erstellen</text:span><text:span text:style-name="T2">.</text:span></text:p>
          </draw:text-box>
        </draw:frame>
        <draw:frame presentation:style-name="pr1" draw:layer="layout" svg:width="25.199cm" svg:height="3.506cm" svg:x="1.601cm" svg:y="9.294cm" presentation:class="title" presentation:user-transformed="true">
          <draw:text-box>
            <text:p>User Story 8</text:p>
          </draw:text-box>
        </draw:frame>
        <draw:frame presentation:style-name="pr2" draw:text-style-name="P1" draw:layer="layout" svg:width="25.199cm" svg:height="5.686cm" svg:x="1.401cm" svg:y="12.914cm">
          <draw:text-box>
            <text:p><text:span text:style-name="T2">Ein </text:span><text:span text:style-name="T3">Benutzer</text:span><text:span text:style-name="T2"> kann erstellte </text:span><text:span text:style-name="T3">Antworten einsehen, bearbeiten und löschen</text:span><text:span text:style-name="T2">.</text:span></text:p>
          </draw:text-box>
        </draw:frame>
        <draw:frame presentation:style-name="pr4" draw:text-style-name="P3" draw:layer="layout" svg:width="24.399cm" svg:height="1.2cm" svg:x="2cm" svg:y="8.2cm">
          <draw:text-box>
            <text:p><text:span text:style-name="T4">*Jede Frage hat zwischen 2 und 4 Antwort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User Story 9</text:p>
          </draw:text-box>
        </draw:frame>
        <draw:frame presentation:style-name="pr2" draw:text-style-name="P1" draw:layer="layout" svg:width="25.199cm" svg:height="5.686cm" svg:x="1.4cm" svg:y="4cm" presentation:class="subtitle" presentation:user-transformed="true">
          <draw:text-box>
            <text:p><text:span text:style-name="T3">Benutzer</text:span><text:span text:style-name="T2"> können </text:span><text:span text:style-name="T3">Fragen</text:span><text:span text:style-name="T2"> zu den </text:span><text:span text:style-name="T3">Kategorien</text:span><text:span text:style-name="T2"> hinzufügen/entfernen.</text:span></text:p>
          </draw:text-box>
        </draw:frame>
        <draw:frame presentation:style-name="pr1" draw:layer="layout" svg:width="25.199cm" svg:height="3.506cm" svg:x="1.601cm" svg:y="9.294cm" presentation:class="title" presentation:user-transformed="true">
          <draw:text-box>
            <text:p>User Story 10</text:p>
          </draw:text-box>
        </draw:frame>
        <draw:frame presentation:style-name="pr2" draw:text-style-name="P1" draw:layer="layout" svg:width="25.199cm" svg:height="5.686cm" svg:x="1.401cm" svg:y="12.914cm">
          <draw:text-box>
            <text:p><text:span text:style-name="T3">Benutzer</text:span><text:span text:style-name="T2"> können </text:span><text:span text:style-name="T3">Kategorien</text:span><text:span text:style-name="T2"> zu </text:span><text:span text:style-name="T3">Kategorien</text:span><text:span text:style-name="T2"> zuweise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frame presentation:style-name="pr1" draw:layer="layout" svg:width="25.199cm" svg:height="3.506cm" svg:x="1.4cm" svg:y="0.214cm" presentation:class="title" presentation:user-transformed="true">
          <draw:text-box>
            <text:p>User Story 11</text:p>
          </draw:text-box>
        </draw:frame>
        <draw:frame presentation:style-name="pr2" draw:text-style-name="P1" draw:layer="layout" svg:width="25.199cm" svg:height="5.686cm" svg:x="1.4cm" svg:y="1.899cm" presentation:class="subtitle" presentation:user-transformed="true">
          <draw:text-box>
            <text:p><text:span text:style-name="T3">Benutzer</text:span><text:span text:style-name="T2"> können einer </text:span><text:span text:style-name="T3">Frage Kategorien</text:span><text:span text:style-name="T2"> </text:span><text:span text:style-name="T3">zuweisen</text:span></text:p>
          </draw:text-box>
        </draw:frame>
        <draw:frame presentation:style-name="pr1" draw:layer="layout" svg:width="25.199cm" svg:height="3.506cm" svg:x="1.718cm" svg:y="12.447cm" presentation:class="title" presentation:user-transformed="true">
          <draw:text-box>
            <text:p>User Story 13</text:p>
          </draw:text-box>
        </draw:frame>
        <draw:frame presentation:style-name="pr2" draw:text-style-name="P1" draw:layer="layout" svg:width="25.199cm" svg:height="5.686cm" svg:x="1.635cm" svg:y="14.275cm">
          <draw:text-box>
            <text:p><text:span text:style-name="T2">Einer </text:span><text:span text:style-name="T3">Kategorie</text:span><text:span text:style-name="T2"> können </text:span><text:span text:style-name="T3">direkt neue Fragen hinzugefügt</text:span><text:span text:style-name="T2"> werden</text:span></text:p>
          </draw:text-box>
        </draw:frame>
        <draw:frame presentation:style-name="pr2" draw:text-style-name="P1" draw:layer="layout" svg:width="25.199cm" svg:height="5.686cm" svg:x="1.869cm" svg:y="8.051cm">
          <draw:text-box>
            <text:p><text:span text:style-name="T2">Eine </text:span><text:span text:style-name="T3">Frage</text:span><text:span text:style-name="T2"> kann </text:span><text:span text:style-name="T3">per Doppelklick</text:span><text:span text:style-name="T2"> in den </text:span><text:span text:style-name="T3">Kategorien angesehen</text:span><text:span text:style-name="T2"> werden</text:span></text:p>
          </draw:text-box>
        </draw:frame>
        <draw:frame presentation:style-name="pr1" draw:layer="layout" svg:width="25.199cm" svg:height="3.506cm" svg:x="1.674cm" svg:y="6.634cm" presentation:class="title" presentation:user-transformed="true">
          <draw:text-box>
            <text:p>User Story 12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User Story 14</text:p>
          </draw:text-box>
        </draw:frame>
        <draw:frame presentation:style-name="pr2" draw:text-style-name="P1" draw:layer="layout" svg:width="25.199cm" svg:height="5.686cm" svg:x="1.4cm" svg:y="4cm" presentation:class="subtitle" presentation:user-transformed="true">
          <draw:text-box>
            <text:p><text:span text:style-name="T5">Es können </text:span><text:span text:style-name="T3">mehrere Fragen </text:span><text:span text:style-name="T5">nacheinander</text:span><text:span text:style-name="T3"> hinzugefügt</text:span><text:span text:style-name="T5"> werden</text:span></text:p>
          </draw:text-box>
        </draw:frame>
        <draw:frame presentation:style-name="pr1" draw:layer="layout" svg:width="25.199cm" svg:height="3.506cm" svg:x="1.601cm" svg:y="9.294cm" presentation:class="title" presentation:user-transformed="true">
          <draw:text-box>
            <text:p>User Story 15</text:p>
          </draw:text-box>
        </draw:frame>
        <draw:frame presentation:style-name="pr2" draw:text-style-name="P1" draw:layer="layout" svg:width="25.199cm" svg:height="5.686cm" svg:x="1.401cm" svg:y="12.914cm">
          <draw:text-box>
            <text:p><text:span text:style-name="T2">Nur noch </text:span><text:span text:style-name="T3">angemeldete Benutzer</text:span><text:span text:style-name="T2"> können die </text:span><text:span text:style-name="T3">Kategorien/Fragen/Antworten verwalten</text:span><text:span text:style-name="T2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User Story 16</text:p>
          </draw:text-box>
        </draw:frame>
        <draw:frame presentation:style-name="pr2" draw:text-style-name="P1" draw:layer="layout" svg:width="25.199cm" svg:height="5.686cm" svg:x="1.4cm" svg:y="4cm" presentation:class="subtitle" presentation:user-transformed="true">
          <draw:text-box>
            <text:p><text:span text:style-name="T3">Angemeldete Benutzer </text:span><text:span text:style-name="T5">sehen nur noch ihre eigenen</text:span><text:span text:style-name="T3"> Kategorien/Fragen/Antworten</text:span></text:p>
          </draw:text-box>
        </draw:frame>
        <draw:frame presentation:style-name="pr1" draw:layer="layout" svg:width="25.199cm" svg:height="3.506cm" svg:x="1.601cm" svg:y="9.294cm" presentation:class="title" presentation:user-transformed="true">
          <draw:text-box>
            <text:p>User Story 17</text:p>
          </draw:text-box>
        </draw:frame>
        <draw:frame presentation:style-name="pr2" draw:text-style-name="P1" draw:layer="layout" svg:width="25.199cm" svg:height="5.686cm" svg:x="1.401cm" svg:y="12.914cm">
          <draw:text-box>
            <text:p><text:span text:style-name="T3">Angemeldeter Benutzer</text:span><text:span text:style-name="T2"> können zu einer ihrer </text:span><text:span text:style-name="T3">Kategorien</text:span><text:span text:style-name="T2"> eine </text:span><text:span text:style-name="T3">Fragerunde starten</text:span><text:span text:style-name="T2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User Story 18</text:p>
          </draw:text-box>
        </draw:frame>
        <draw:frame presentation:style-name="pr2" draw:text-style-name="P1" draw:layer="layout" svg:width="25.199cm" svg:height="5.686cm" svg:x="1.4cm" svg:y="4cm" presentation:class="subtitle" presentation:user-transformed="true">
          <draw:text-box>
            <text:p><text:span text:style-name="T3">Angemeldeter Benutzer</text:span><text:span text:style-name="T2"> können eine </text:span><text:span text:style-name="T3">Fragerunde</text:span><text:span text:style-name="T2"> nur mit </text:span><text:span text:style-name="T3">falschen Antworten starten und alte Fragerunden fortführen</text:span><text:span text:style-name="T2">.</text:span></text:p>
          </draw:text-box>
        </draw:frame>
        <draw:frame presentation:style-name="pr1" draw:layer="layout" svg:width="25.199cm" svg:height="3.506cm" svg:x="1.601cm" svg:y="9.294cm" presentation:class="title" presentation:user-transformed="true">
          <draw:text-box>
            <text:p>User Story 19</text:p>
          </draw:text-box>
        </draw:frame>
        <draw:frame presentation:style-name="pr2" draw:text-style-name="P1" draw:layer="layout" svg:width="25.199cm" svg:height="5.686cm" svg:x="1.401cm" svg:y="12.914cm">
          <draw:text-box>
            <text:p><text:span text:style-name="T3">Kategorien und Fragen</text:span><text:span text:style-name="T2"> können für </text:span><text:span text:style-name="T3">andere Nutzer</text:span><text:span text:style-name="T2"> </text:span><text:span text:style-name="T3">freigegeben</text:span><text:span text:style-name="T2"> werd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User Story 20</text:p>
          </draw:text-box>
        </draw:frame>
        <draw:frame presentation:style-name="pr2" draw:text-style-name="P1" draw:layer="layout" svg:width="25.199cm" svg:height="5.686cm" svg:x="1.4cm" svg:y="4cm" presentation:class="subtitle" presentation:user-transformed="true">
          <draw:text-box>
            <text:p><text:span text:style-name="T5">Es gibt eine </text:span><text:span text:style-name="T3">Menuführung</text:span><text:span text:style-name="T5">, über die man neue </text:span><text:span text:style-name="T3">Fragen/Kategorien anlegen, alle Kategorien ansehen und Fragerunden starten</text:span><text:span text:style-name="T5"> kann </text:span></text:p>
          </draw:text-box>
        </draw:frame>
        <draw:frame presentation:style-name="pr1" draw:layer="layout" svg:width="25.199cm" svg:height="3.506cm" svg:x="1.601cm" svg:y="9.294cm" presentation:class="title" presentation:user-transformed="true">
          <draw:text-box>
            <text:p>User Story 21</text:p>
          </draw:text-box>
        </draw:frame>
        <draw:frame presentation:style-name="pr2" draw:text-style-name="P1" draw:layer="layout" svg:width="25.199cm" svg:height="5.686cm" svg:x="1.634cm" svg:y="13.105cm">
          <draw:text-box>
            <text:p><text:span text:style-name="T5">Es gibt eine </text:span><text:span text:style-name="T3">Startseite</text:span><text:span text:style-name="T5">, die die </text:span><text:span text:style-name="T3">Funktionalitäten der Anwendung klarmacht</text:span><text:span text:style-name="T2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User Story 24</text:p>
          </draw:text-box>
        </draw:frame>
        <draw:frame presentation:style-name="pr2" draw:text-style-name="P1" draw:layer="layout" svg:width="25.199cm" svg:height="5.686cm" svg:x="1.4cm" svg:y="4cm" presentation:class="subtitle" presentation:user-transformed="true">
          <draw:text-box>
            <text:p><text:span text:style-name="T5">Der </text:span><text:span text:style-name="T3">Back-Button</text:span><text:span text:style-name="T5"> </text:span><text:span text:style-name="T3">führt</text:span><text:span text:style-name="T5"> immer zu einer </text:span><text:span text:style-name="T3">sinnvollen Ansicht</text:span><text:span text:style-name="T5">.</text:span></text:p>
          </draw:text-box>
        </draw:frame>
        <draw:frame presentation:style-name="pr1" draw:layer="layout" svg:width="25.199cm" svg:height="3.506cm" svg:x="1.401cm" svg:y="10.2cm" presentation:class="title" presentation:user-transformed="true">
          <draw:text-box>
            <text:p>User Story 25</text:p>
          </draw:text-box>
        </draw:frame>
        <draw:frame presentation:style-name="pr2" draw:text-style-name="P1" draw:layer="layout" svg:width="25.199cm" svg:height="5.686cm" svg:x="1.401cm" svg:y="13.363cm">
          <draw:text-box>
            <text:p><text:span text:style-name="T5">Nachdem eine </text:span><text:span text:style-name="T3">Frage zur Kategorie angelegt </text:span><text:span text:style-name="T5">wurde, kommt man wieder zu der </text:span><text:span text:style-name="T3">Kategorie zurück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User Story 26</text:p>
          </draw:text-box>
        </draw:frame>
        <draw:frame presentation:style-name="pr2" draw:text-style-name="P1" draw:layer="layout" svg:width="25.199cm" svg:height="5.686cm" svg:x="1.4cm" svg:y="4cm" presentation:class="subtitle" presentation:user-transformed="true">
          <draw:text-box>
            <text:p><text:span text:style-name="T2">Bei einer </text:span><text:span text:style-name="T3">fehlerhaften Eingabe (Frageerstellung)</text:span><text:span text:style-name="T2"> bleiben die </text:span><text:span text:style-name="T3">eingegebene Werte erhalten</text:span></text:p>
          </draw:text-box>
        </draw:frame>
        <draw:frame presentation:style-name="pr1" draw:layer="layout" svg:width="25.199cm" svg:height="3.506cm" svg:x="1.401cm" svg:y="10.2cm" presentation:class="title" presentation:user-transformed="true">
          <draw:text-box>
            <text:p>User Story 27</text:p>
          </draw:text-box>
        </draw:frame>
        <draw:frame presentation:style-name="pr5" draw:layer="layout" svg:width="26.059cm" svg:height="2.534cm" svg:x="0.941cm" svg:y="15.066cm">
          <draw:text-box>
            <text:p><text:span text:style-name="T2">Eine </text:span><text:span text:style-name="T3">Kategorie</text:span><text:span text:style-name="T2"> kann </text:span><text:span text:style-name="T3">per Doppelklick</text:span><text:span text:style-name="T2"> in den </text:span><text:span text:style-name="T3">Fragen angesehen</text:span><text:span text:style-name="T2"> werden (ähnlich User Story 12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User Story 28</text:p>
          </draw:text-box>
        </draw:frame>
        <draw:frame presentation:style-name="pr2" draw:text-style-name="P1" draw:layer="layout" svg:width="25.199cm" svg:height="5.686cm" svg:x="1.4cm" svg:y="4cm" presentation:class="subtitle" presentation:user-transformed="true">
          <draw:text-box>
            <text:p><text:span text:style-name="T2">In der </text:span><text:span text:style-name="T3">Kategorieübersicht</text:span><text:span text:style-name="T2"> werden auch die </text:span><text:span text:style-name="T3">Unterkategorien angezeigt</text:span></text:p>
          </draw:text-box>
        </draw:frame>
        <draw:frame presentation:style-name="pr1" draw:layer="layout" svg:width="25.199cm" svg:height="3.506cm" svg:x="1.401cm" svg:y="10.2cm" presentation:class="title" presentation:user-transformed="true">
          <draw:text-box>
            <text:p>User Story 29</text:p>
          </draw:text-box>
        </draw:frame>
        <draw:frame presentation:style-name="pr2" draw:text-style-name="P1" draw:layer="layout" svg:width="25.199cm" svg:height="5.686cm" svg:x="1.201cm" svg:y="13.2cm">
          <draw:text-box>
            <text:p><text:span text:style-name="T2">Die </text:span><text:span text:style-name="T3">Anwendung</text:span><text:span text:style-name="T2"> verfügt über </text:span><text:span text:style-name="T3">ansprechende Icons</text:span><text:span text:style-name="T2"> (webicons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User Story 30</text:p>
          </draw:text-box>
        </draw:frame>
        <draw:frame presentation:style-name="pr2" draw:text-style-name="P1" draw:layer="layout" svg:width="25.199cm" svg:height="5.686cm" svg:x="1.4cm" svg:y="4cm" presentation:class="subtitle" presentation:user-transformed="true">
          <draw:text-box>
            <text:p text:style-name="P1"><text:span text:style-name="T2">Benutzer können nach </text:span><text:span text:style-name="T3">Fragen und Antworten such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29T10:02:33.537177099</meta:creation-date>
    <dc:date>2015-02-24T12:39:06.807709691</dc:date>
    <meta:editing-duration>PT1H23M18S</meta:editing-duration>
    <meta:editing-cycles>30</meta:editing-cycles>
    <meta:generator>LibreOffice/4.2.7.2$Linux_X86_64 LibreOffice_project/420m0$Build-2</meta:generator>
    <meta:document-statistic meta:object-count="106"/>
  </office:meta>
</office:document-meta>
</file>